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80adb" officeooo:paragraph-rsid="00080adb"/>
    </style:style>
    <style:style style:name="P2" style:family="paragraph" style:parent-style-name="Standard">
      <style:text-properties officeooo:rsid="0009f247" officeooo:paragraph-rsid="0009f247"/>
    </style:style>
    <style:style style:name="P3" style:family="paragraph" style:parent-style-name="Standard">
      <style:text-properties officeooo:rsid="000a586d" officeooo:paragraph-rsid="000a586d"/>
    </style:style>
    <style:style style:name="P4" style:family="paragraph" style:parent-style-name="Standard">
      <style:text-properties officeooo:rsid="000c1911" officeooo:paragraph-rsid="000c1911"/>
    </style:style>
    <style:style style:name="P5" style:family="paragraph" style:parent-style-name="Standard">
      <style:text-properties officeooo:rsid="000dcc36" officeooo:paragraph-rsid="000c1911"/>
    </style:style>
    <style:style style:name="P6" style:family="paragraph" style:parent-style-name="Standard">
      <style:text-properties officeooo:rsid="000dcc36" officeooo:paragraph-rsid="000dcc36"/>
    </style:style>
    <style:style style:name="P7" style:family="paragraph" style:parent-style-name="Standard">
      <style:text-properties officeooo:rsid="000ecc8b" officeooo:paragraph-rsid="000ecc8b"/>
    </style:style>
    <style:style style:name="P8" style:family="paragraph" style:parent-style-name="Standard">
      <style:text-properties officeooo:rsid="000fdb58" officeooo:paragraph-rsid="000fdb58"/>
    </style:style>
    <style:style style:name="T1" style:family="text">
      <style:text-properties officeooo:rsid="0009f247"/>
    </style:style>
    <style:style style:name="T2" style:family="text">
      <style:text-properties officeooo:rsid="000a586d"/>
    </style:style>
    <style:style style:name="T3" style:family="text">
      <style:text-properties officeooo:rsid="000c1911"/>
    </style:style>
    <style:style style:name="T4" style:family="text">
      <style:text-properties fo:font-style="italic" officeooo:rsid="000c1911"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0c1911" style:font-style-asian="normal" style:font-style-complex="normal"/>
    </style:style>
    <style:style style:name="T7" style:family="text">
      <style:text-properties fo:font-style="normal" officeooo:rsid="000dcc36" style:font-style-asian="normal" style:font-style-complex="normal"/>
    </style:style>
    <style:style style:name="T8" style:family="text">
      <style:text-properties officeooo:rsid="000dcc36"/>
    </style:style>
    <style:style style:name="T9" style:family="text">
      <style:text-properties officeooo:rsid="000ecc8b"/>
    </style:style>
    <style:style style:name="T10" style:family="text">
      <style:text-properties officeooo:rsid="000fdb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ictor Haskins</text:p>
      <text:p text:style-name="P1">Game Programming II</text:p>
      <text:p text:style-name="P1">Lab 06 Report</text:p>
      <text:p text:style-name="P1"/>
      <text:p text:style-name="P1">Introduction</text:p>
      <text:p text:style-name="P1"/>
      <text:p text:style-name="P1">This lab was used to expand upon the use of networking techniques introduced last week. <text:s/>The biggest additions were learning about smoother scene transitions and menu navigation with the use of a dictionary state machine while reinforcing the previous lab's work of movement interpolation, client and server commands, and setting up spawn points in the world</text:p>
      <text:p text:style-name="P1"/>
      <text:p text:style-name="P1">Methods</text:p>
      <text:p text:style-name="P1"/>
      <text:p text:style-name="P1">We are introduced to the four scripts that we will be modifying: MenuTransitions, Script_MenuState, Script_Latency, and Script_PlayerSync. <text:s/>The rest of the game is made, but we are focusing on the networking aspect.</text:p>
      <text:p text:style-name="P1"/>
      <text:p text:style-name="P1">We start with an introduction to dictionaries as the are created and applied to C# programs. <text:span text:style-name="T1">A series of Pairs are defined in the initialization of the object; each pair consists of a key and a return value. When a dictionary is called, it is fed a key value and the variable location to initialize the value for use later. <text:s/>We are then guided to creating two dictionaries: both will return an enum object, but the first one requires a bit more thinking as the key requires a MenuTransition class entry, requiring a new initialization inside the dictionary. It is really confusing to work on.</text:span></text:p>
      <text:p text:style-name="P1"/>
      <text:p text:style-name="P2">The next big step was to work on the actual transitions between the menus. <text:s/>All options are made and placed in the scene, but only one set is activated and shown at a time. The next several steps are used to toggle between the options with the use of the dictionaries we created earlier <text:span text:style-name="T2">within the Script_MenuState</text:span>.</text:p>
      <text:p text:style-name="P2"/>
      <text:p text:style-name="P2">We started with a function called GetNext(...) that would <text:span text:style-name="T2">take a command parameter, call the MenuTransitions dictionary with the static function TryGetValue inside an if statement feeding in a menuTransitions object with the current state of the scene's menus and the command for the key while another variable was fed in with the “out” keyword so it could be initialized. TryGetValue will return a boolean for evaluation while the dictionary's value is still set to the object variable made earlier. Now the if statement is actually being used to throw an exception if it is fed a key that isn't found. This is done right before having to return the newly initialized object. This object should give us the next transition but we have not yet actually transitioned.</text:span></text:p>
      <text:p text:style-name="P2"/>
      <text:p text:style-name="P3">We then turn our attention to the MoveNext function <text:span text:style-name="T3">with a command parameter</text:span>. <text:span text:style-name="T3">Using previously initialized variables and objects, we hold the current menu state's into a location for the previous menu state, we pull another dictionary if statement call to find a MenuCommand with the string command parameter, and we call the GetNext function to set the new current state with new MenuCommand information. At this point we </text:span><text:span text:style-name="T4">still</text:span><text:span text:style-name="T6"> haven't actually made a network transition. For this we need to call the soon-to-be-filled-out function Transition().</text:span></text:p>
      <text:p text:style-name="P3"/>
      <text:p text:style-name="P4"><text:span text:style-name="T5">The Transition() function is simply a switch statement with nested if-else statements to give commands. As the previous state is read by the switch, the nested if statements figure out the appropriate action for the current state. If a menu change is requested, the current menu state is set to inactive while the new state is activated. </text:span><text:span text:style-name="T7">In the areas that start a client, host or server game, we add a simple line calling the </text:span><text:soft-page-break/><text:span text:style-name="T7">network manager to create the effects as they are handled by that object. </text:span><text:span text:style-name="T5">Debug statements are also added to find errors and keep one's place as we will be returning to this function later to wrap up some work.</text:span></text:p>
      <text:p text:style-name="P4"/>
      <text:p text:style-name="P4"><text:span text:style-name="T5">We take a little sidestep with this new information to assign the MoveNext function to the appropriate buttons on the menu scene. <text:s/>Eight options are all given the same function, but each has a different outcome depending on the button. As the function needs a string command parameter, a text box pops up when the function is applied to a button and appropriate strings are entered, as these will each be a key to read into the enumParse dictionary, (the second one we created.) <text:s/></text:span></text:p>
      <text:p text:style-name="P5"/>
      <text:p text:style-name="P6">After some work to check that the state machine works, we fill out the functions UpdateIP and UpdatePort. Each will take in text from a box on the screen applied that you are reading and apply it to either the network address or the network port in the Network manager. The right text box information is applied by dragging the object to the parameter entry on the button function setup instead of just typing in the string as before. Simple error checking with an if-else statement to make sure the information entered was valid is added and a debug log to double check that the work passed through. <text:s/>We still want to check if the information was properly added to the list so after entering in new information, it is best to check the network manager component. <text:s/>A simple error on the part of Unity was that our code, while properly set up, needed to have single line information for the if-else statement in curly braces to work.</text:p>
      <text:p text:style-name="P6"/>
      <text:p text:style-name="P6">We now get to add these new functions to the Transitions function. <text:s/></text:p>
      <text:p text:style-name="P6"/>
      <text:p text:style-name="P6">Nearing the home stretch, we turn our attention to the Script_PlayerSync. We start by adding code to the function that will remove the controller, camera, collider, and rigidbody from a player if they are not being controlled by the local player. <text:s/><text:span text:style-name="T9">We are then instructed to add code to transmit player rotation to the host/server and to perform lerp functions on other games than the local game just like in the previous lab. <text:s/>Efficiency code is then added to truncate the lerp process, if a rotation difference is small enough, to just face the player in the right location. <text:s/>For the on-your-own portion that I filled out, I did the same with positioning, but left our the optimization code to make it look nicer.</text:span></text:p>
      <text:p text:style-name="P6"/>
      <text:p text:style-name="P7">Finally, we added code to flesh out the Scrip_Latency. This was meant to show the latency the characters faced in the lower left-hand corner. An if-else statement handles if it should exist, (i.e. not the local player,) and then prints the latency to the screen, changing the text color based on how bad it is.</text:p>
      <text:p text:style-name="P6"/>
      <text:p text:style-name="P1">Conclusion</text:p>
      <text:p text:style-name="P1"/>
      <text:p text:style-name="P2">There were a number of easy blunders in addition to my workload that prevented me from completing the assignment. <text:s/><text:span text:style-name="T8">It took a while for the dictionary work to set in and that helped demystify the other issued I was having with the code.</text:span></text:p>
      <text:p text:style-name="P1"/>
      <text:p text:style-name="P1">Questions</text:p>
      <text:p text:style-name="P1"/>
      <text:p text:style-name="P7">What is the difference between running a client, a server and a host?</text:p>
      <text:p text:style-name="P7"/>
      <text:p text:style-name="P7">A server sets up a game for clients, but can't play themselves, a host creates a special server game that they can also play on, and the client is tapped into either a server or a host but not running the game themselves.</text:p>
      <text:p text:style-name="P7"><text:soft-page-break/>If you are running a host, and use [Client] and [Command], will it run both or just one on your host? Why?</text:p>
      <text:p text:style-name="P7"/>
      <text:p text:style-name="P7">It will run both. As a host, the user plays as a client, but the processing reads as a server and still needs the distinction.</text:p>
      <text:p text:style-name="P7"/>
      <text:p text:style-name="P7">What does the [Client] attribute mean when you use it?</text:p>
      <text:p text:style-name="P7"/>
      <text:p text:style-name="P8">This attribute tells the server to ignore it as it should only be run by the client.</text:p>
      <text:p text:style-name="P7"/>
      <text:p text:style-name="P7">What does the [C<text:span text:style-name="T10">ommand</text:span>] attribute mean when you use it?</text:p>
      <text:p text:style-name="P7"/>
      <text:p text:style-name="P8">It requests that the server updates the other clients/host with the function as it should only be run by the serv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7T06:37:57.092000000</meta:creation-date>
    <dc:date>2015-10-07T08:19:28.944000000</dc:date>
    <meta:editing-duration>PT17M9S</meta:editing-duration>
    <meta:editing-cycles>2</meta:editing-cycles>
    <meta:generator>LibreOffice/4.3.1.2$Windows_x86 LibreOffice_project/958349dc3b25111dbca392fbc281a05559ef6848</meta:generator>
    <meta:document-statistic meta:table-count="0" meta:image-count="0" meta:object-count="0" meta:page-count="3" meta:paragraph-count="28" meta:word-count="1237" meta:character-count="7082" meta:non-whitespace-character-count="5858"/>
  </office:meta>
</office:document-meta>
</file>